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187c92" officeooo:paragraph-rsid="00187c92" style:font-size-asian="10.5pt" style:font-name-complex="Arial" style:font-size-complex="10.5pt" style:font-style-complex="italic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329c28" style:font-size-asian="10.5pt" style:font-name-complex="Arial" style:font-size-complex="10.5pt"/>
    </style:style>
    <style:style style:name="P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329c28" officeooo:paragraph-rsid="0032c793" style:font-size-asian="10.5pt" style:font-name-complex="Arial" style:font-size-complex="10.5pt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paragraph-rsid="001ceb1f" style:font-size-asian="10.5pt" style:font-style-asian="italic" style:font-weight-asian="bold" style:font-name-complex="Arial" style:font-size-complex="10.5pt" style:font-style-complex="italic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rsid="0025720c" officeooo:paragraph-rsid="0025720c" style:font-size-asian="10.5pt" style:font-style-asian="italic" style:font-weight-asian="bold" style:font-name-complex="Arial" style:font-size-complex="10.5pt" style:font-style-complex="italic" style:font-weight-complex="bold"/>
    </style:style>
    <style:style style:name="P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5720c" officeooo:paragraph-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87c92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ceb1f"/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d19ec"/>
    </style:style>
    <style:style style:name="P1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26e24e"/>
    </style:style>
    <style:style style:name="P2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3fc137"/>
    </style:style>
    <style:style style:name="P21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90811"/>
    </style:style>
    <style:style style:name="P23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87c92"/>
    </style:style>
    <style:style style:name="P24" style:family="paragraph" style:parent-style-name="Standard">
      <style:paragraph-properties fo:padding="0cm" fo:border-left="none" fo:border-right="none" fo:border-top="none" fo:border-bottom="0.99pt solid #000000"/>
    </style:style>
    <style:style style:name="P25" style:family="paragraph" style:parent-style-name="List_20_Paragraph" style:list-style-name="WWNum1">
      <style:paragraph-properties fo:margin-left="0.635cm" fo:margin-right="0cm" fo:text-indent="-0.635cm" style:auto-text-indent="false">
        <style:tab-stops>
          <style:tab-stop style:position="0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ea045" style:font-size-asian="10.5pt" style:font-name-complex="Arial" style:font-size-complex="10.5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7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4ffd2" officeooo:paragraph-rsid="0044ffd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8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62698" officeooo:paragraph-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ceb1f" style:font-size-asian="10.5pt" style:font-name-complex="Arial" style:font-size-complex="10.5pt"/>
    </style:style>
    <style:style style:name="P30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fo:font-weight="normal" officeooo:rsid="001ceb1f" officeooo:paragraph-rsid="001ceb1f" style:font-size-asian="10.5pt" style:font-weight-asian="normal" style:font-name-complex="Arial" style:font-size-complex="10.5pt" style:font-weight-complex="normal"/>
    </style:style>
    <style:style style:name="P3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25720c" officeooo:paragraph-rsid="0025720c"/>
    </style:style>
    <style:style style:name="P32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415c40"/>
    </style:style>
    <style:style style:name="P33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415c40" officeooo:paragraph-rsid="00415c40"/>
    </style:style>
    <style:style style:name="T1" style:family="text">
      <style:text-properties style:font-name="Calibri" fo:font-style="italic" fo:font-weight="bold" style:font-style-asian="italic" style:font-weight-asian="bold" style:font-style-complex="italic"/>
    </style:style>
    <style:style style:name="T2" style:family="text">
      <style:text-properties fo:font-size="10.5pt" style:font-size-asian="10.5pt" style:font-name-complex="Arial" style:font-size-complex="10.5pt"/>
    </style:style>
    <style:style style:name="T3" style:family="text">
      <style:text-properties fo:font-size="10.5pt" style:font-size-asian="10.5pt" style:font-name-complex="Arial" style:font-size-complex="10.5pt" style:font-style-complex="italic"/>
    </style:style>
    <style:style style:name="T4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5" style:family="text">
      <style:text-properties fo:font-size="10.5pt" officeooo:rsid="00348b0c" style:font-size-asian="10.5pt" style:font-name-complex="Arial" style:font-size-complex="10.5pt" style:font-style-complex="italic"/>
    </style:style>
    <style:style style:name="T6" style:family="text">
      <style:text-properties fo:font-size="10.5pt" officeooo:rsid="00187c92" style:font-size-asian="10.5pt" style:font-name-complex="Arial" style:font-size-complex="10.5pt"/>
    </style:style>
    <style:style style:name="T7" style:family="text">
      <style:text-properties fo:font-size="10.5pt" officeooo:rsid="00190811" style:font-size-asian="10.5pt" style:font-name-complex="Arial" style:font-size-complex="10.5pt"/>
    </style:style>
    <style:style style:name="T8" style:family="text">
      <style:text-properties fo:font-size="10.5pt" officeooo:rsid="003e2964" style:font-size-asian="10.5pt" style:font-name-complex="Arial" style:font-size-complex="10.5pt"/>
    </style:style>
    <style:style style:name="T9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0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ceb1f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1f8caf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25720c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6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0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3" style:family="text">
      <style:text-properties fo:font-size="10.5pt" fo:font-style="italic" fo:font-weight="normal" officeooo:rsid="001ceb1f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262698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26e24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2f9ed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302d0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font-style="italic" fo:font-weight="normal" officeooo:rsid="0030c64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font-style="italic" fo:font-weight="normal" officeooo: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font-style="italic" fo:font-weight="normal" officeooo:rsid="00367f5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font-style="italic" fo:font-weight="normal" officeooo:rsid="00348b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font-style="italic" fo:font-weight="normal" officeooo:rsid="003ab6c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font-style="italic" fo:font-weight="normal" officeooo:rsid="00384a45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5" style:family="text">
      <style:text-properties fo:font-size="10.5pt" fo:font-style="italic" fo:font-weight="normal" officeooo:rsid="003fc13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6" style:family="text">
      <style:text-properties fo:font-size="10.5pt" fo:font-style="italic" fo:font-weight="normal" officeooo:rsid="00415c40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7" style:family="text">
      <style:text-properties fo:font-size="10.5pt" fo:font-style="italic" fo:font-weight="normal" officeooo:rsid="00425c9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8" style:family="text">
      <style:text-properties fo:font-size="10.5pt" fo:font-weight="normal" style:font-size-asian="10.5pt" style:font-weight-asian="normal" style:font-name-complex="Arial" style:font-size-complex="10.5pt" style:font-style-complex="italic" style:font-weight-complex="normal"/>
    </style:style>
    <style:style style:name="T39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40" style:family="text">
      <style:text-properties fo:font-size="10.5pt" fo:font-weight="normal" officeooo:rsid="00190811" style:font-size-asian="10.5pt" style:font-weight-asian="normal" style:font-name-complex="Arial" style:font-size-complex="10.5pt" style:font-style-complex="italic" style:font-weight-complex="normal"/>
    </style:style>
    <style:style style:name="T41" style:family="text">
      <style:text-properties fo:font-size="10.5pt" fo:font-weight="normal" officeooo:rsid="001c18bb" style:font-size-asian="10.5pt" style:font-weight-asian="normal" style:font-name-complex="Arial" style:font-size-complex="10.5pt" style:font-style-complex="italic" style:font-weight-complex="normal"/>
    </style:style>
    <style:style style:name="T42" style:family="text">
      <style:text-properties fo:font-size="10.5pt" fo:font-weight="normal" officeooo:rsid="001f8caf" style:font-size-asian="10.5pt" style:font-weight-asian="normal" style:font-name-complex="Arial" style:font-size-complex="10.5pt" style:font-style-complex="italic" style:font-weight-complex="normal"/>
    </style:style>
    <style:style style:name="T43" style:family="text">
      <style:text-properties fo:font-size="10.5pt" fo:font-weight="normal" officeooo:rsid="002dd250" style:font-size-asian="10.5pt" style:font-weight-asian="normal" style:font-name-complex="Arial" style:font-size-complex="10.5pt" style:font-style-complex="italic" style:font-weight-complex="normal"/>
    </style:style>
    <style:style style:name="T44" style:family="text">
      <style:text-properties fo:font-size="10.5pt" fo:font-weight="normal" officeooo:rsid="002f9ed3" style:font-size-asian="10.5pt" style:font-weight-asian="normal" style:font-name-complex="Arial" style:font-size-complex="10.5pt" style:font-style-complex="italic" style:font-weight-complex="normal"/>
    </style:style>
    <style:style style:name="T45" style:family="text">
      <style:text-properties fo:font-size="10.5pt" fo:font-weight="normal" officeooo:rsid="00348b0c" style:font-size-asian="10.5pt" style:font-weight-asian="normal" style:font-name-complex="Arial" style:font-size-complex="10.5pt" style:font-style-complex="italic" style:font-weight-complex="normal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fo:background-color="#ffff00" loext:char-shading-value="0" style:font-weight-asian="bold"/>
    </style:style>
    <style:style style:name="T48" style:family="text">
      <style:text-properties fo:font-weight="bold" fo:background-color="transparent" loext:char-shading-value="0" style:font-weight-asian="bold"/>
    </style:style>
    <style:style style:name="T49" style:family="text">
      <style:text-properties fo:font-weight="bold" fo:background-color="transparent" loext:char-shading-value="0" style:font-weight-asian="bold"/>
    </style:style>
    <style:style style:name="T50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51" style:family="text">
      <style:text-properties fo:font-size="10pt" fo:font-style="italic" officeooo:rsid="00244d66" style:font-size-asian="10pt" style:font-style-asian="italic" style:font-name-complex="Arial" style:font-size-complex="10pt" style:font-style-complex="italic"/>
    </style:style>
    <style:style style:name="T52" style:family="text">
      <style:text-properties fo:font-size="10pt" fo:font-style="italic" officeooo:rsid="0025720c" style:font-size-asian="10pt" style:font-style-asian="italic" style:font-name-complex="Arial" style:font-size-complex="10pt" style:font-style-complex="italic"/>
    </style:style>
    <style:style style:name="T53" style:family="text">
      <style:text-properties fo:font-size="10pt" fo:font-style="italic" officeooo:rsid="00302d02" style:font-size-asian="10pt" style:font-style-asian="italic" style:font-name-complex="Arial" style:font-size-complex="10pt" style:font-style-complex="italic"/>
    </style:style>
    <style:style style:name="T54" style:family="text">
      <style:text-properties fo:font-size="10pt" fo:font-style="italic" officeooo:rsid="00348b0c" style:font-size-asian="10pt" style:font-style-asian="italic" style:font-name-complex="Arial" style:font-size-complex="10pt" style:font-style-complex="italic"/>
    </style:style>
    <style:style style:name="T55" style:family="text">
      <style:text-properties fo:font-size="10pt" fo:font-style="italic" officeooo:rsid="00435f6b" style:font-size-asian="10pt" style:font-style-asian="italic" style:font-name-complex="Arial" style:font-size-complex="10pt" style:font-style-complex="italic"/>
    </style:style>
    <style:style style:name="T56" style:family="text">
      <style:text-properties officeooo:rsid="001d19ec"/>
    </style:style>
    <style:style style:name="T57" style:family="text">
      <style:text-properties officeooo:rsid="00329c28"/>
    </style:style>
    <style:style style:name="T58" style:family="text">
      <style:text-properties officeooo:rsid="0032c793"/>
    </style:style>
    <style:style style:name="T59" style:family="text">
      <style:text-properties officeooo:rsid="00348b0c"/>
    </style:style>
    <style:style style:name="T60" style:family="text">
      <style:text-properties officeooo:rsid="003ec9d6"/>
    </style:style>
    <style:style style:name="T61" style:family="text">
      <style:text-properties officeooo:rsid="003fc137"/>
    </style:style>
    <style:style style:name="T62" style:family="text">
      <style:text-properties officeooo:rsid="0047411b"/>
    </style:style>
    <style:style style:name="T63" style:family="text">
      <style:text-properties officeooo:rsid="00492b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Nathan Yin</text:p>
      <text:p text:style-name="P9"><text:span text:style-name="T6">Sydney 2033</text:span><text:span text:style-name="T2"> | </text:span><text:span text:style-name="T6">0415769466</text:span><text:span text:style-name="T2"> | </text:span><text:a xlink:type="simple" xlink:href="mailto:nathanzjyin@gmail.com" text:style-name="Internet_20_link" text:visited-style-name="Visited_20_Internet_20_Link"><text:span text:style-name="T6">nathanzjyin@gmail.com</text:span></text:a><text:span text:style-name="T6"> </text:span><text:span text:style-name="T2">| </text:span><text:span text:style-name="T6">Australian Citizen</text:span><text:span text:style-name="T2"> </text:span><text:span text:style-name="T7">| <text:s/></text:span><text:a xlink:type="simple" xlink:href="https://github.com/Yinnerston" text:style-name="Internet_20_link" text:visited-style-name="Visited_20_Internet_20_Link"><text:span text:style-name="T7">https://github.com/Yinnerston</text:span></text:a><text:span text:style-name="T7"> <text:s/></text:span><text:span text:style-name="T8">| <text:s/></text:span><text:a xlink:type="simple" xlink:href="https://www.linkedin.com/in/nathanyin/" text:style-name="Internet_20_link" text:visited-style-name="Visited_20_Internet_20_Link"><text:span text:style-name="T8">https://www.linkedin.com/in/nathanyin/</text:span></text:a><text:span text:style-name="T8"> </text:span></text:p>
      <text:p text:style-name="P10"/>
      <text:p text:style-name="P1">Objective</text:p>
      <text:p text:style-name="P5">I am a self-starter <text:span text:style-name="T58">and </text:span><text:span text:style-name="T61">outspoken</text:span> communicator who is eager to take responsibilities to prove myself. I enjoy learning new languages, <text:span text:style-name="T59">libraries</text:span> and development tools; <text:span text:style-name="T61">but what I’m really hungry for is experience in the industry</text:span>. I<text:span text:style-name="T58"> have a lot to learn </text:span><text:span text:style-name="T61">as I’m starting out at an intern level</text:span><text:span text:style-name="T58"> but I </text:span><text:span text:style-name="T61">can prove through my actions that I have</text:span><text:span text:style-name="T58"> the grit and motivation to </text:span><text:span text:style-name="T59">persevere through challenges</text:span><text:span text:style-name="T58">. </text:span><text:span text:style-name="T59">I </text:span><text:span text:style-name="T61">have developed code</text:span><text:span text:style-name="T59"> </text:span><text:span text:style-name="T61">across </text:span><text:span text:style-name="T59">the full-stack, and consider myself a problem solver first and foremost. </text:span><text:span text:style-name="T61">I want a chance to prove myself </text:span><text:span text:style-name="T63">and solve interesting problems</text:span><text:span text:style-name="T61">.</text:span></text:p>
      <text:p text:style-name="P4"><text:span text:style-name="T58">Currently s</text:span><text:span text:style-name="T57">eeking internships </text:span><text:span text:style-name="T59">or</text:span><text:span text:style-name="T57"> junior software development opportunities with </text:span><text:span text:style-name="T58">a focus</text:span><text:span text:style-name="T57"> in Data Engineering and </text:span><text:span text:style-name="T59">back-end systems</text:span><text:span text:style-name="T57"> starting in 2022.</text:span></text:p>
      <text:p text:style-name="P11"/>
      <text:p text:style-name="P1">Education</text:p>
      <text:p text:style-name="P15"><text:span text:style-name="T10">Bachelor of Computer Science (Databases)</text:span><text:span text:style-name="T9"> | </text:span><text:span text:style-name="T10">University of New South Wales</text:span><text:span text:style-name="T9"><text:tab/><text:tab/><text:tab/></text:span><text:span text:style-name="T15">F</text:span><text:span text:style-name="T16">ebru</text:span><text:span text:style-name="T17">ary 2020</text:span><text:span text:style-name="T15"> – Present</text:span></text:p>
      <text:p text:style-name="P3">Penultimate <text:span text:style-name="T56">Year</text:span> Student</text:p>
      <text:p text:style-name="P15"><text:span text:style-name="T4">Expected Graduation: <text:s/>2023</text:span><text:span text:style-name="T3"><text:tab/></text:span><text:span text:style-name="T9"><text:tab/><text:tab/></text:span></text:p>
      <text:p text:style-name="P12"/>
      <text:p text:style-name="P2">Skills</text:p>
      <text:p text:style-name="P21"><text:span text:style-name="T9">Programming </text:span><text:span text:style-name="T10">Languages</text:span><text:span text:style-name="T9">: <text:s/></text:span><text:span text:style-name="T3">Java, </text:span><text:span text:style-name="T4">Scala, </text:span><text:span text:style-name="T3">Python, </text:span><text:span text:style-name="T4">SQL, </text:span><text:span text:style-name="T5">Javascript</text:span></text:p>
      <text:p text:style-name="P21"><text:span text:style-name="T9">Platforms:</text:span><text:span text:style-name="T3"> <text:s/>Linux (Ubuntu, Slackware, Debian)</text:span></text:p>
      <text:p text:style-name="P22"><text:span text:style-name="T9">Software: <text:s/></text:span><text:span text:style-name="T40">Postgres, Docker, HDFS, Spark, Kafka, </text:span><text:span text:style-name="T44">Flink,</text:span><text:span text:style-name="T40"> FastAPI (Python), </text:span><text:span text:style-name="T41">HTTP, </text:span><text:span text:style-name="T44">Git, </text:span><text:span text:style-name="T45">Jira, React</text:span></text:p>
      <text:p text:style-name="P23"><text:span text:style-name="T9">Communication:</text:span><text:span text:style-name="T38"> </text:span><text:span text:style-name="T45">Agile methodology, </text:span><text:span text:style-name="T43">Data Modeling</text:span><text:span text:style-name="T39"> (UML, </text:span><text:span text:style-name="T43">relational models</text:span><text:span text:style-name="T39">), </text:span><text:span text:style-name="T40">Technical reports</text:span></text:p>
      <text:p text:style-name="P13"/>
      <text:p text:style-name="P2">Experience</text:p>
      <text:p text:style-name="P18"><text:span text:style-name="T12">University of Western Australia</text:span><text:span text:style-name="T9"> | </text:span><text:span text:style-name="T12">Online</text:span><text:span text:style-name="T15"><text:tab/><text:tab/><text:tab/></text:span><text:span text:style-name="T18">Casual 2020-2022</text:span></text:p>
      <text:p text:style-name="P18"><text:span text:style-name="T19">Research Assistant / </text:span><text:span text:style-name="T21">University of Western Australia</text:span><text:span text:style-name="T20"> Law School</text:span><text:span text:style-name="T9"><text:tab/><text:tab/></text:span></text:p>
      <text:p text:style-name="P16"><text:span text:style-name="T53">Modeled data for seminar</text:span><text:span text:style-name="T51"> </text:span><text:span text:style-name="T52">slides</text:span><text:span text:style-name="T51"> using </text:span><text:span text:style-name="T53">Microsoft </text:span><text:span text:style-name="T54">Office Suite </text:span><text:span text:style-name="T55">for Professor Rick Krever and Peter Mellor</text:span><text:span text:style-name="T50">.</text:span></text:p>
      <text:p text:style-name="P14"/>
      <text:p text:style-name="P2">Projects</text:p>
      <text:p text:style-name="P19"><text:span text:style-name="T13">Stream Data-Processing </text:span><text:span text:style-name="T14">Personal Project</text:span><text:span text:style-name="T9"><text:tab/><text:tab/><text:tab/><text:tab/></text:span><text:span text:style-name="T24">August 2022</text:span></text:p>
      <text:p text:style-name="P19"><text:span text:style-name="T26">Individual project </text:span><text:span text:style-name="T27">that simulated an activity logger by </text:span><text:span text:style-name="T28">publishing data to </text:span><text:span text:style-name="T29">a </text:span><text:span text:style-name="T28">Kafka </text:span><text:span text:style-name="T29">topic, formatting data using </text:span><text:span text:style-name="T30">Apache </text:span><text:span text:style-name="T29">Flink, then writing </text:span><text:span text:style-name="T31">unauthenticated</text:span><text:span text:style-name="T29"> data to </text:span><text:span text:style-name="T30">a </text:span><text:span text:style-name="T29">Postgre</text:span><text:span text:style-name="T30">SQL Database</text:span><text:span text:style-name="T27">.</text:span></text:p>
      <text:list xml:id="list271550959" text:style-name="L1">
        <text:list-item>
          <text:p text:style-name="P27">I architected the project from Agile Proposal to UML to implementation and <text:span text:style-name="T62">learnt</text:span> Kafka and Flink for the project. </text:p>
        </text:list-item>
        <text:list-item>
          <text:p text:style-name="P28">Application handles <text:span text:style-name="T58">10000 concurrent</text:span> requests <text:span text:style-name="T58">on a single machine</text:span></text:p>
        </text:list-item>
        <text:list-item>
          <text:p text:style-name="P28"><text:span text:style-name="T58">S</text:span>calability <text:span text:style-name="T58">to millions of events </text:span>through Kafka</text:p>
        </text:list-item>
        <text:list-item>
          <text:p text:style-name="P31"><text:a xlink:type="simple" xlink:href="https://github.com/Yinnerston/Stream-Data-Processing" text:style-name="Internet_20_link" text:visited-style-name="Visited_20_Internet_20_Link"><text:span text:style-name="T22">https://github.com/Yinnerston/Stream-Data-</text:span></text:a><text:a xlink:type="simple" xlink:href="https://github.com/Yinnerston/Stream-Data-Processing" text:style-name="Internet_20_link" text:visited-style-name="Visited_20_Internet_20_Link"><text:span text:style-name="T25">Processing</text:span></text:a><text:span text:style-name="T25"> </text:span><text:span text:style-name="T22"><text:s/></text:span></text:p>
        </text:list-item>
      </text:list>
      <text:p text:style-name="P7"><text:span text:style-name="T59">Event Management System</text:span> <text:span text:style-name="T60">for COMP3900 (University CompSci Final Project)</text:span></text:p>
      <text:p text:style-name="P8"><text:tab/><text:span text:style-name="T59">September 2022</text:span></text:p>
      <text:p text:style-name="P20"><text:span text:style-name="T35">I was the Scrum-Master in a </text:span><text:span text:style-name="T32">Team</text:span><text:span text:style-name="T30"> Project </text:span><text:span text:style-name="T31">with five contributors for a </text:span><text:span text:style-name="T33">CRUD </text:span><text:span text:style-name="T37">app </text:span><text:span text:style-name="T31">event management system. </text:span><text:span text:style-name="T35">I worked across the full stack and managed the project </text:span><text:span text:style-name="T36">using Slack and Jira through Agile development</text:span><text:span text:style-name="T35">.</text:span><text:span text:style-name="T31"> </text:span></text:p>
      <text:list xml:id="list519691397" text:style-name="L2">
        <text:list-item>
          <text:p text:style-name="P32"><text:span text:style-name="T36">I </text:span><text:span text:style-name="T35">a</text:span><text:span text:style-name="T33">rchitected</text:span><text:span text:style-name="T31"> the python </text:span><text:span text:style-name="T34">back-end using the FastAPI library </text:span><text:span text:style-name="T33">and SQLAlchemy ORM linked to a </text:span><text:span text:style-name="T36">P</text:span><text:span text:style-name="T33">ostgre</text:span><text:span text:style-name="T36">SQL</text:span><text:span text:style-name="T33"> database</text:span><text:span text:style-name="T34">.</text:span></text:p>
        </text:list-item>
        <text:list-item>
          <text:p text:style-name="P33"><text:span text:style-name="T36">S</text:span><text:span text:style-name="T22">elf-taught myself front-end development using React with a focus on best practices to write testable and reusable code.</text:span></text:p>
        </text:list-item>
      </text:list>
      <text:p text:style-name="P13"/>
      <text:p text:style-name="P24"><text:span text:style-name="T46">Leadership </text:span><text:span text:style-name="T49">or</text:span><text:span text:style-name="T46"> Activities</text:span></text:p>
      <text:p text:style-name="P17"><text:span text:style-name="T11">UNSW CSE Hackathon 2022</text:span><text:span text:style-name="T9"> | </text:span><text:span text:style-name="T12">Sydney</text:span><text:span text:style-name="T9">, </text:span><text:span text:style-name="T12">NSW</text:span><text:span text:style-name="T9"><text:tab/><text:tab/><text:tab/></text:span><text:span text:style-name="T42">July</text:span><text:span text:style-name="T23"> 2022</text:span></text:p>
      <text:p text:style-name="P6"><text:span text:style-name="T56">Team Member</text:span><text:tab/><text:tab/><text:tab/></text:p>
      <text:list xml:id="list1582882691" text:style-name="WWNum1">
        <text:list-item>
          <text:p text:style-name="P29"><text:span text:style-name="T58">Team project using </text:span>Docker, React <text:span text:style-name="T58">and</text:span> Google API calls <text:span text:style-name="T58">to create a chrome extension that displays related search terms to highlighted text</text:span></text:p>
        </text:list-item>
        <text:list-item>
          <text:p text:style-name="P25"><text:a xlink:type="simple" xlink:href="https://github.com/tunedin-ctrl/Hackathon22" text:style-name="Internet_20_link" text:visited-style-name="Visited_20_Internet_20_Link"><text:span text:style-name="T1">https://github.com/tunedin-ctrl/Hackathon22</text:span></text:a></text:p>
          <text:p text:style-name="P3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CE UPCP Resume Template </dc:title>
    <meta:initial-creator>Anna Holcomb and Christina Bourgeois </meta:initial-creator>
    <meta:editing-cycles>25</meta:editing-cycles>
    <meta:print-date>2019-09-03T17:29:00</meta:print-date>
    <meta:creation-date>2019-09-03T17:29:00</meta:creation-date>
    <dc:date>2022-10-18T15:47:36.401675605</dc:date>
    <meta:editing-duration>PT1H58M27S</meta:editing-duration>
    <meta:generator>LibreOffice/7.3.2.2$Linux_X86_64 LibreOffice_project/30$Build-2</meta:generator>
    <meta:document-statistic meta:table-count="0" meta:image-count="0" meta:object-count="0" meta:page-count="1" meta:paragraph-count="36" meta:word-count="419" meta:character-count="2894" meta:non-whitespace-character-count="2488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